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1104187" text:style-name="L1">
        <text:list-item>
          <text:p text:style-name="P1">All threads within a work group access entries contiguously for spacing = 0</text:p>
        </text:list-item>
        <text:list-item>
          <text:p text:style-name="P1">Spacing is the gap between accesses by threads in a work group, which means that parallel memory accesses that are grouped into one memory transaction should benefit less as spacing increases</text:p>
          <text:list>
            <text:list-item>
              <text:p text:style-name="P1">e.g. for spacing = 1, with a group of three threads over 6 entries</text:p>
            </text:list-item>
          </text:list>
        </text:list-item>
        <text:list-item>
          <text:p text:style-name="P1">For <text:span text:style-name="T1">Two Loops, </text:span><text:span text:style-name="T2">each memory access by a thread is one iteration of an inner loop</text:span></text:p>
        </text:list-item>
        <text:list-item>
          <text:p text:style-name="P1"><text:span text:style-name="T2">For </text:span><text:span text:style-name="T1">Unrolled Loop</text:span><text:span text:style-name="T2">, the inner loop has been “unrolled” to prevent branch miss penalties (somewhat addresses the unexpected behaviour of spacing = 0 vs spacing = 1, but not for 512MB)</text:span></text:p>
          <text:list>
            <text:list-item>
              <text:p text:style-name="P1"><text:span text:style-name="T2">Why the discrepancy in 512MB case?</text:span></text:p>
              <text:list>
                <text:list-item>
                  <text:p text:style-name="P1"><text:span text:style-name="T2">There is still 1 loop, in spacing = 0, we get 1 reads + loop overhead</text:span></text:p>
                </text:list-item>
                <text:list-item>
                  <text:p text:style-name="P1"><text:span text:style-name="T2">in spacing = 1, we get 2 reads + loop overhead, but perhaps this matters more than having a fully coalesced access </text:span></text:p>
                </text:list-item>
              </text:list>
            </text:list-item>
          </text:list>
        </text:list-item>
        <text:list-item>
          <text:p text:style-name="P1"><text:span text:style-name="T2">spacing = 8 is the worst in both cases, which means parallel accesses are 128 bytes apart (suggests transactions are grouped into 128 byte chunks). <text:s/>But why does it get better for higher (should stay the same)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4-01-06T16:52:24</meta:creation-date>
    <dc:date>2014-01-06T17:03:28</dc:date>
    <dc:creator>James </dc:creator>
    <meta:editing-duration>P0D</meta:editing-duration>
    <meta:editing-cycles>1</meta:editing-cycles>
    <meta:document-statistic meta:table-count="0" meta:image-count="0" meta:object-count="0" meta:page-count="1" meta:paragraph-count="9" meta:word-count="195" meta:character-count="1029" meta:non-whitespace-character-count="850"/>
    <meta:generator>LibreOffice/3.5$Linux_X86_64 LibreOffice_project/350m1$Build-2</meta:generator>
  </office:meta>
</office:document-meta>
</file>